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Vemana2000" svg:font-family="Vemana2000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TableColumn2" style:family="table-column">
      <style:table-column-properties style:column-width="1.7708in" style:use-optimal-column-width="false"/>
    </style:style>
    <style:style style:name="TableColumn3" style:family="table-column">
      <style:table-column-properties style:column-width="4.92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Vemana2000" fo:font-size="14pt" style:font-size-asian="14pt" style:font-size-complex="14pt"/>
    </style:style>
    <style:style style:name="TableCell7" style:family="table-cell">
      <style:table-cell-properties fo:border="0.0034in solid #000000" fo:padding-top="0.0381in" fo:padding-left="0.0381in" fo:padding-bottom="0.0381in" fo:padding-right="0.0381in"/>
    </style:style>
    <style:style style:name="P8" style:parent-style-name="TableContents" style:family="paragraph">
      <style:text-properties style:font-name="Vemana2000" fo:font-size="14pt" style:font-size-asian="14pt" style:font-size-complex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text-properties style:font-name="Vemana2000" fo:font-size="14pt" style:font-size-asian="14pt" style:font-size-complex="14pt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style:font-name="Vemana2000" fo:font-size="14pt" style:font-size-asian="14pt" style:font-size-complex="14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Vemana2000" fo:font-size="14pt" style:font-size-asian="14pt" style:font-size-complex="14pt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TableContents" style:family="paragraph">
      <style:text-properties style:font-name="Vemana2000" fo:font-size="14pt" style:font-size-asian="14pt" style:font-size-complex="14pt" fo:language="en" fo:country="U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Vemana2000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4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5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6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7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8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29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30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P31" style:parent-style-name="TableContents" style:family="paragraph">
      <style:text-properties style:font-name="Vemana2000" fo:font-size="14pt" style:font-size-asian="14pt" style:font-size-complex="14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Vemana2000"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" style:parent-style-name="TableContents" style:list-style-name="LFO1" style:family="paragraph">
      <style:text-properties style:font-name="Vemana2000" fo:font-size="14pt" style:font-size-asian="14pt" style:font-size-complex="14pt" fo:language="en" fo:country="U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mana2000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" style:parent-style-name="TableContents" style:list-style-name="LFO2" style:family="paragraph">
      <style:text-properties style:font-name="Vemana2000" fo:font-size="14pt" style:font-size-asian="14pt" style:font-size-complex="14pt" fo:language="en" fo:country="US"/>
    </style:style>
    <style:style style:name="P42" style:parent-style-name="TableContents" style:list-style-name="LFO2" style:family="paragraph">
      <style:text-properties style:font-name="Vemana2000" fo:font-size="14pt" style:font-size-asian="14pt" style:font-size-complex="14pt" fo:language="en" fo:country="US"/>
    </style:style>
    <style:style style:name="P43" style:parent-style-name="TableContents" style:list-style-name="LFO2" style:family="paragraph">
      <style:text-properties style:font-name="Vemana2000" fo:font-size="14pt" style:font-size-asian="14pt" style:font-size-complex="14pt" fo:language="en" fo:country="US"/>
    </style:style>
    <style:style style:name="P44" style:parent-style-name="Standard" style:family="paragraph">
      <style:text-properties style:font-name="Vemana2000" fo:font-size="14pt" style:font-size-asian="14pt" style:font-size-complex="14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Taxi request</text:p>
          </table:table-cell>
        </table:table-row>
        <table:table-row table:style-name="TableRow9">
          <table:table-cell table:style-name="TableCell10">
            <text:p text:style-name="P11">Actors</text:p>
          </table:table-cell>
          <table:table-cell table:style-name="TableCell12">
            <text:p text:style-name="P13">User, Taxi Driver</text:p>
          </table:table-cell>
        </table:table-row>
        <table:table-row table:style-name="TableRow14">
          <table:table-cell table:style-name="TableCell15">
            <text:p text:style-name="P16">Entry conditions</text:p>
          </table:table-cell>
          <table:table-cell table:style-name="TableCell17">
            <text:p text:style-name="P18">User have to be logged in and must be in the reservation page</text:p>
          </table:table-cell>
        </table:table-row>
        <table:table-row table:style-name="TableRow19">
          <table:table-cell table:style-name="TableCell20">
            <text:p text:style-name="P21">Flow of events</text:p>
          </table:table-cell>
          <table:table-cell table:style-name="TableCell22">
            <text:list text:style-name="LFO1" text:continue-numbering="true">
              <text:list-item>
                <text:p text:style-name="P23">The user request a taxi in his actual position</text:p>
              </text:list-item>
              <text:list-item>
                <text:p text:style-name="P24">The system send the request and the user's basic<text:s/>information<text:s/>to the first<text:s/>available<text:s/>taxi driver in the zone</text:p>
              </text:list-item>
              <text:list-item>
                <text:p text:style-name="P25">The taxi driver accepts the request.</text:p>
              </text:list-item>
              <text:list-item>
                <text:p text:style-name="P26">The system send to the user the expected waiting time and the code of the incoming taxi, and place the taxi driver in “waiting” state</text:p>
              </text:list-item>
              <text:list-item>
                <text:p text:style-name="P27">the user confirms<text:s/>the request within 1 minute</text:p>
              </text:list-item>
              <text:list-item>
                <text:p text:style-name="P28"><text:s/>the system <text:s/>removes <text:s/>the taxi driver form the queue and give to him/her confirmation</text:p>
              </text:list-item>
              <text:list-item>
                <text:p text:style-name="P29">The taxi driver goes to pick<text:s/>up the user and brings him/her to the destination.</text:p>
              </text:list-item>
              <text:list-item>
                <text:p text:style-name="P30">The taxi driver informs<text:s/>the system about his/her availability.</text:p>
              </text:list-item>
            </text:list>
            <text:p text:style-name="P31"/>
          </table:table-cell>
        </table:table-row>
        <table:table-row table:style-name="TableRow32">
          <table:table-cell table:style-name="TableCell33">
            <text:p text:style-name="P34">Exit conditions</text:p>
          </table:table-cell>
          <table:table-cell table:style-name="TableCell35">
            <text:list text:style-name="LFO1" text:continue-numbering="true">
              <text:list-item>
                <text:p text:style-name="P36">The System put the taxi driver in the last position of his/her actual zone's queue <text:s/></text:p>
              </text:list-item>
            </text:list>
          </table:table-cell>
        </table:table-row>
        <table:table-row table:style-name="TableRow37">
          <table:table-cell table:style-name="TableCell38">
            <text:p text:style-name="P39">Exceptions</text:p>
          </table:table-cell>
          <table:table-cell table:style-name="TableCell40">
            <text:list text:style-name="LFO2" text:continue-numbering="true">
              <text:list-item>
                <text:p text:style-name="P41">The taxi driver<text:s/>doesn't accept the call. In this case the system forwards the request to the<text:s/>second in the queue and move the first taxi in the last position in the queue.</text:p>
              </text:list-item>
              <text:list-item>
                <text:p text:style-name="P42">The user does not confirm his request after receiving<text:s/>notification<text:s/>of the expected arrival time. In this case the system put the taxi driver in “available” state. <text:s/></text:p>
              </text:list-item>
              <text:list-item>
                <text:p text:style-name="P43">The user is not in the pick up place when the taxi arrives. See the dedicated use case.</text:p>
              </text:list-item>
            </text:list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Vemana2000" svg:font-family="Vemana2000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imone</meta:initial-creator>
    <dc:creator>Simone</dc:creator>
    <meta:creation-date>2015-10-28T14:39:00Z</meta:creation-date>
    <dc:date>2015-11-03T15:55:00Z</dc:date>
    <meta:template xlink:href="Normal.dotm" xlink:type="simple"/>
    <meta:editing-cycles>4</meta:editing-cycles>
    <meta:editing-duration>PT4080S</meta:editing-duration>
    <meta:document-statistic meta:page-count="1" meta:paragraph-count="2" meta:word-count="191" meta:character-count="1281" meta:row-count="9" meta:non-whitespace-character-count="1092"/>
  </office:meta>
</office:document-meta>
</file>